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6ec" officeooo:paragraph-rsid="00048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कुछ राजनीतिक झगड़ा था। इस झगड़े के फलस्वरूप द्रुपद ने एक महान यज्ञ सम्पन्न<text:line-break/>किया, जिससे उसे एक ऐसा पुत्र प्राप्त होने का वरदान मिला, जो द्रोणाचार्य का वध कर<text:line-break/>सके। द्रोणाचार्य इसे भलीभाँति जानता था, किन्तु जब द्रुपद का पुत्र धृष्टद्युम्न युद्ध-शिक्षा<text:line-break/>के लिए उसको सौंपा गया तो द्रोणाचार्य को उसे अपने सारे सैनिक रहस्य प्रदान करने<text:line-break/>में कोई झिझक नहीं हुई। अब धृष्टद्युम्न कुरुक्षेत्र की युद्धभूमि में पाण्डवों का पक्ष ले रहा<text:line-break/>था और उसने द्रोणाचार्य से जो कला सीखी थी, उसी के आधार पर उसने यह व्यूहरचना<text:line-break/>की थी। दुर्योधन ने द्रोणाचार्य की इस दुर्बलता की ओर इंगित किया, जिससे वह युद्ध में<text:line-break/>सजग रहे और समझौता न करे। इसके द्वारा वह द्रोणाचार्य को यह भी बताना चाह रहा<text:line-break/>था कि कहीं वह अपने प्रिय शिष्य पाण्डवों के प्रति युद्ध में उदारता न दिखा बैठे। विशेष<text:line-break/>रूप से अर्जुन उसका अत्यन्त प्रिय एवं तेजस्वी शिष्य था। दुर्योधन ने यह भी चेतावनी<text:line-break/>दी कि युद्ध में इस प्रकार की उदारता से हार हो सकती है।<text:line-break/>अत्र शूरा महेष्वासा भीमार्जुनसमा युधि ।<text:line-break/>युयुधानो विराटश्च द्रुपदश्च महारथः ॥४॥<text:line-break/>अत्र-यहाँ; शूराः-वीर; महा-इषु-आसा:-महान धनुर्धर; भीम-अर्जुन- भीम<text:line-break/>तथा अर्जुन; समा:-के समान; युधि-युद्ध में:<text:line-break/>युयुधानः-युयुधान; विराट:विराट; च-भी; द्रुपदः-द्रुपद; च-भी; महा-रथः-महान योद्धा।<text:line-break/>इस सेना में भीम तथा अर्जुन के समान युद्ध करने वाले अनेक वीर धनुर्धर हैंयथा महारथी युयुधान, विराट तथा द्रुपद।<text:line-break/>तात्पर्य : यद्यपि युद्धकला में द्रोणाचार्य की महान शक्ति के समक्ष धृष्टद्युम्न महत्त्वपूर्ण<text:line-break/>बाधक नहीं था, किन्तु ऐसे अनेक योद्धा थे जिनसे भय था। दुर्योधन इन्हें विजय-पथ में<text:line-break/>अत्यन्त बाधक बताता है क्योंकि इनमें से प्रत्येक योद्धा भीम तथा अर्जुन के समान दुर्जेय<text:line-break/>था। उसे भीम तथा अर्जुन के बल का ज्ञान था, इसीलिए वह अन्यों की तुलना इन दोनों<text:line-break/>से करता है।<text:line-break/>धृष्टकेतुश्चेकितानः काशिराजश्च वीर्यवान् ।<text:line-break/>पुरुजित्कुन्तिभोजश्च शैब्यश्च नरपुङ्गवः ॥५॥<text:line-break/>धृष्टकेतुः-धृष्टकेतु; चेकितानः-चेकितान; काशिराजः- काशिराज; च-भी;<text:line-break/>वीर्य-वान्-अत्यन्त शक्तिशाली; पुरुजित्-पुरुजित्; कुन्तिभोजः-कुन्तिभोज;<text:line-break/>च-तथा; शैब्यः-शैब्य; च-तथा; नर-पुङ्गवः-मानव-समाज में वीर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7S</meta:editing-duration>
    <meta:editing-cycles>3</meta:editing-cycles>
    <meta:generator>LibreOffice/5.3.1.2$Windows_X86_64 LibreOffice_project/e80a0e0fd1875e1696614d24c32df0f95f03deb2</meta:generator>
    <dc:date>2021-05-21T02:40:15.271000000</dc:date>
    <meta:document-statistic meta:table-count="0" meta:image-count="0" meta:object-count="0" meta:page-count="1" meta:paragraph-count="1" meta:word-count="303" meta:character-count="1169" meta:non-whitespace-character-count="867"/>
    <meta:user-defined meta:name="Info 1"/>
    <meta:user-defined meta:name="Info 2"/>
    <meta:user-defined meta:name="Info 3"/>
    <meta:user-defined meta:name="Info 4"/>
  </office:meta>
</office:document-meta>
</file>